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a18" officeooo:paragraph-rsid="00170a18"/>
    </style:style>
    <style:style style:name="P2" style:family="paragraph" style:parent-style-name="Standard">
      <style:text-properties officeooo:rsid="00170a18" officeooo:paragraph-rsid="0017a53f"/>
    </style:style>
    <style:style style:name="P3" style:family="paragraph" style:parent-style-name="Standard">
      <style:text-properties officeooo:rsid="0017a53f" officeooo:paragraph-rsid="0017a53f"/>
    </style:style>
    <style:style style:name="P4" style:family="paragraph" style:parent-style-name="Standard">
      <style:text-properties officeooo:rsid="00197cfa" officeooo:paragraph-rsid="00197cfa"/>
    </style:style>
    <style:style style:name="P5" style:family="paragraph" style:parent-style-name="Standard">
      <style:text-properties officeooo:rsid="001b4b7d" officeooo:paragraph-rsid="001b4b7d"/>
    </style:style>
    <style:style style:name="P6" style:family="paragraph" style:parent-style-name="Standard">
      <style:text-properties officeooo:rsid="001c0e1b" officeooo:paragraph-rsid="001c0e1b"/>
    </style:style>
    <style:style style:name="T1" style:family="text">
      <style:text-properties officeooo:rsid="0017a53f"/>
    </style:style>
    <style:style style:name="T2" style:family="text">
      <style:text-properties officeooo:rsid="00197cfa"/>
    </style:style>
    <style:style style:name="T3" style:family="text">
      <style:text-properties officeooo:rsid="001b4b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机器人软件工程学</text:p>
      <text:p text:style-name="P1">1711491 唐光盛</text:p>
      <text:p text:style-name="P1"/>
      <text:p text:style-name="P1">一、整体功能描述</text:p>
      <text:p text:style-name="P1">本次小组作业中，小组成员根据robcup中reception环节中场景，即将客人带到指定地点，收集客人信息功能。具体模拟过程为，人靠近机器人后，叫Jack,听到机器人发出“叮咚”声后，说出想去的地方，机器人收到指令后，在已经建好的图中进行路径规划，在前进过程中利用SLAM算法自主避障，到达指定地点后，环视一周，说出周围物体，例如到达桌子旁边后，说桌子在您右侧，椅子在桌子旁边。</text:p>
      <text:p text:style-name="P1"/>
      <text:p text:style-name="P1">二、技术实现</text:p>
      <text:p text:style-name="P1"><text:span text:style-name="T1">1、</text:span>语音<text:span text:style-name="T3">navigation_speech</text:span>.<text:span text:style-name="T1">py</text:span></text:p>
      <text:p text:style-name="P2"><text:s text:c="3"/>先导入功能包，从<text:span text:style-name="T1">std_msgs.msg中导入String，从sound_play.libsoundplay中导入SoundClient。语音识别中调用pocketsphinx。</text:span></text:p>
      <text:p text:style-name="P2"/>
      <text:p text:style-name="P2">对话设计：</text:p>
      <text:p text:style-name="P4">(启动后)</text:p>
      <text:p text:style-name="P4">Jack：I am Jack ,a service robot ,what can I do for you ?</text:p>
      <text:p text:style-name="P4"/>
      <text:p text:style-name="P2"><text:span text:style-name="T1">Guest</text:span>：<text:span text:style-name="T1">Jack</text:span></text:p>
      <text:p text:style-name="P3">Jack:dingdong,(听到响声后，在10秒内说出需求)</text:p>
      <text:p text:style-name="P3">G:where is the TV</text:p>
      <text:p text:style-name="P3">J:hello,wait a minute,I <text:span text:style-name="T2">am planning the route</text:span></text:p>
      <text:p text:style-name="P3">……</text:p>
      <text:p text:style-name="P4">J:hello,I finished it ,fllow me</text:p>
      <text:p text:style-name="P4"/>
      <text:p text:style-name="P4">(到达指定地点后,以到达桌子为例，旋转一周后，说)</text:p>
      <text:p text:style-name="P4">J：hello,the table is on your right and the chair is next to the table</text:p>
      <text:p text:style-name="P4">J:I will recongize you ,please</text:p>
      <text:p text:style-name="P4"/>
      <text:p text:style-name="P4">(人站到摄像头前)</text:p>
      <text:p text:style-name="P4">G：recongize me</text:p>
      <text:p text:style-name="P4">J:OK(检测到人脸)/pleasse <text:s/>stand in front of the camera(未检测到人脸)</text:p>
      <text:p text:style-name="P4">（拍照完成后）</text:p>
      <text:p text:style-name="P4">J：what is your name </text:p>
      <text:p text:style-name="P4">G：I am Jhon</text:p>
      <text:p text:style-name="P4">J:OK,<text:span text:style-name="T3">Glad to serve you </text:span></text:p>
      <text:p text:style-name="P4"/>
      <text:p text:style-name="P4"/>
      <text:p text:style-name="P5">手动调整初始节点，获取初始位置</text:p>
      <text:p text:style-name="P5"><text:s text:c="8"/># Get the initial pose from the user</text:p>
      <text:p text:style-name="P5"><text:s text:c="8"/>rospy.loginfo("*** Click the 2D Pose Estimate button in RViz to set the robot's initial pose...")</text:p>
      <text:p text:style-name="P5"><text:s text:c="8"/>rospy.wait_for_message('initialpose', PoseWithCovarianceStamped)</text:p>
      <text:p text:style-name="P4"/>
      <text:p text:style-name="P4"/>
      <text:p text:style-name="P4"/>
      <text:p text:style-name="P5">本次共选择四个点：door ,sofa,home,table</text:p>
      <text:p text:style-name="P5"/>
      <text:p text:style-name="P5"><text:soft-page-break/>将听到的关键次存入data.data中，分别编号，满足编号相等，则调用前往节点的信息，进行路径规划，完成后，直接前往，在次期间调用导航与运动模块，驱动机器人前往。</text:p>
      <text:p text:style-name="P4"/>
      <text:p text:style-name="P5">if data.data== 3:</text:p>
      <text:p text:style-name="P5"><text:s text:c="16"/>rospy.loginfo("Going to the tabel")</text:p>
      <text:p text:style-name="P5"><text:s text:c="16"/>rospy.sleep(2)</text:p>
      <text:p text:style-name="P5"><text:s text:c="16"/>self.goal.target_pose.pose = self.locations['C']</text:p>
      <text:p text:style-name="P5"><text:s text:c="16"/>self.move_base.send_goal(self.goal)</text:p>
      <text:p text:style-name="P5"><text:s text:c="16"/>waiting = self.move_base.wait_for_result(rospy.Duration(300))</text:p>
      <text:p text:style-name="P5"><text:s text:c="16"/>if waiting == 1:</text:p>
      <text:p text:style-name="P5"><text:s text:c="20"/>rospy.loginfo("hello,the table is on your right and the chair is next to the table")</text:p>
      <text:p text:style-name="P5"/>
      <text:p text:style-name="P5"/>
      <text:p text:style-name="P5">2、导航模块</text:p>
      <text:p text:style-name="P5"><text:s text:c="4"/>加入相关功能包：如下</text:p>
      <text:p text:style-name="P5">import actionlib</text:p>
      <text:p text:style-name="P5">from actionlib_msgs.msg import *</text:p>
      <text:p text:style-name="P5">from geometry_msgs.msg import Pose, PoseWithCovarianceStamped, Point, Quaternion, Twist</text:p>
      <text:p text:style-name="P5">from move_base_msgs.msg import MoveBaseAction, MoveBaseGoal</text:p>
      <text:p text:style-name="P5">from std_msgs.msg import Int32</text:p>
      <text:p text:style-name="P5">from tf.transformations import quaternion_from_eule</text:p>
      <text:p text:style-name="P5"/>
      <text:p text:style-name="P5"/>
      <text:p text:style-name="P5">设置完初始位置后，机器人原地待命，收到前往指令后，根据途中已经标定完成的点的具体坐标，直接前往，并时刻更行自己位置。</text:p>
      <text:p text:style-name="P5"/>
      <text:p text:style-name="P6">#Location tabel</text:p>
      <text:p text:style-name="P6"><text:s text:c="8"/>C_x = 0.96</text:p>
      <text:p text:style-name="P6"><text:s text:c="8"/>C_y = -0.159</text:p>
      <text:p text:style-name="P6"><text:s text:c="8"/>C_theta = -0.00143</text:p>
      <text:p text:style-name="P6"/>
      <text:p text:style-name="P6"><text:s text:c="8"/>quaternion = quaternion_from_euler(0.0, 0.0, C_theta)</text:p>
      <text:p text:style-name="P6"><text:s text:c="8"/>self.locations['C'] = Pose(Point(C_x, C_y, 0.000),</text:p>
      <text:p text:style-name="P6"><text:s text:c="35"/>Quaternion(quaternion[0], quaternion[1], quaternion[2], quaternion[3])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0:23:33.415356073</meta:creation-date>
    <dc:date>2020-06-15T11:10:58.449047032</dc:date>
    <meta:editing-duration>PT1M4S</meta:editing-duration>
    <meta:editing-cycles>1</meta:editing-cycles>
    <meta:document-statistic meta:table-count="0" meta:image-count="0" meta:object-count="0" meta:page-count="2" meta:paragraph-count="56" meta:word-count="675" meta:character-count="2235" meta:non-whitespace-character-count="1865"/>
    <meta:generator>LibreOffice/5.1.6.2$Linux_X86_64 LibreOffice_project/10m0$Build-2</meta:generator>
  </office:meta>
</office:document-meta>
</file>